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1_08-21-36_000.jpg</text:p>
          </table:table-cell>
          <table:table-cell table:style-name="ce22" office:value-type="string">
            <text:p>:m music / log / cla / <text:s/>|| s.1:f-1,patt,patt-1,for=vibrato,+,-,C,-,R=1,R=2 || s.2:f-1,patt,patt-1,for=vibrato,4-up-down-in-1-beat,-,60,C,-,R=3 <text:s/>|| s.3:f-1,-,:task-2,for=smooth-sequence,+,65,-,-,R=4</text:p>
          </table:table-cell>
          <table:table-cell table:style-name="ce3"/>
          <table:table-cell table:style-name="ce3"/>
          <table:table-cell table:style-name="ce3" office:value-type="string">
            <text:p>N-35-35-28.33 E-139-34-49.76</text:p>
          </table:table-cell>
          <table:table-cell table:style-name="ce32" table:formula="of:=IF([.E2]=&quot;&quot;;[.C2];CONCATENATE([.C2];&quot; / &quot;;[.E2]))" office:value-type="string" office:string-value=":m music / log / cla /  || s.1:f-1,patt,patt-1,for=vibrato,+,-,C,-,R=1,R=2 || s.2:f-1,patt,patt-1,for=vibrato,4-up-down-in-1-beat,-,60,C,-,R=3  || s.3:f-1,-,:task-2,for=smooth-sequence,+,65,-,-,R=4">
            <text:p>:m music / log / cla / <text:s/>|| s.1:f-1,patt,patt-1,for=vibrato,+,-,C,-,R=1,R=2 || s.2:f-1,patt,patt-1,for=vibrato,4-up-down-in-1-beat,-,60,C,-,R=3 <text:s/>|| s.3:f-1,-,:task-2,for=smooth-sequence,+,65,-,-,R=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1_10-42-22_000.jpg</text:p>
          </table:table-cell>
          <table:table-cell table:style-name="ce22" office:value-type="string">
            <text:p>:m 東和 PHOTO / 200208sa / 新高円寺駅 / 新高円寺プロジェクト / １名 / ホクシン設備（合田工務店） / 日誌</text:p>
          </table:table-cell>
          <table:table-cell table:style-name="ce3"/>
          <table:table-cell table:style-name="ce3"/>
          <table:table-cell table:style-name="ce3" office:value-type="string">
            <text:p>N-35-35-28.81 E-139-34-49.54</text:p>
          </table:table-cell>
          <table:table-cell table:style-name="ce32" table:formula="of:=IF([.E3]=&quot;&quot;;[.C3];CONCATENATE([.C3];&quot; / &quot;;[.E3]))" office:value-type="string" office:string-value=":m 東和 PHOTO / 200208sa / 新高円寺駅 / 新高円寺プロジェクト / １名 / ホクシン設備（合田工務店） / 日誌">
            <text:p>:m 東和 PHOTO / 200208sa / 新高円寺駅 / 新高円寺プロジェクト / １名 / ホクシン設備（合田工務店） / 日誌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1_11-10-1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41 E-139-34-49.6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1_12-14-07_000.jpg</text:p>
          </table:table-cell>
          <table:table-cell table:style-name="ce22" office:value-type="string">
            <text:p>:m 1-4*5 RES / 245 / 『古典場から量子場への道』　高橋康 / p.141</text:p>
          </table:table-cell>
          <table:table-cell table:style-name="ce23"/>
          <table:table-cell table:style-name="ce3"/>
          <table:table-cell table:style-name="ce3" office:value-type="string">
            <text:p>N-35-35-28.68 E-139-34-49.54</text:p>
          </table:table-cell>
          <table:table-cell table:style-name="ce32" table:formula="of:=IF([.E5]=&quot;&quot;;[.C5];CONCATENATE([.C5];&quot; / &quot;;[.E5]))" office:value-type="string" office:string-value=":m 1-4*5 RES / 245 / 『古典場から量子場への道』　高橋康 / p.141">
            <text:p>:m 1-4*5 RES / 245 / 『古典場から量子場への道』　高橋康 / p.14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1_12-14-37_000.jpg</text:p>
          </table:table-cell>
          <table:table-cell table:style-name="ce22" office:value-type="string">
            <text:p>:m 5*5 RES / 245 / 『古典場から量子場への道』　高橋康 / p.141</text:p>
          </table:table-cell>
          <table:table-cell table:style-name="ce23"/>
          <table:table-cell table:style-name="ce3"/>
          <table:table-cell table:style-name="ce3" office:value-type="string">
            <text:p>N-35-35-28.7 E-139-34-49.38</text:p>
          </table:table-cell>
          <table:table-cell table:style-name="ce32" table:formula="of:=IF([.E6]=&quot;&quot;;[.C6];CONCATENATE([.C6];&quot; / &quot;;[.E6]))" office:value-type="string" office:string-value=":m 5*5 RES / 245 / 『古典場から量子場への道』　高橋康 / p.141">
            <text:p>:m 5*5 RES / 245 / 『古典場から量子場への道』　高橋康 / p.14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1_12-40-35_000.jpg</text:p>
          </table:table-cell>
          <table:table-cell table:style-name="ce22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27 E-139-34-50.09</text:p>
          </table:table-cell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1_16-53-31_000.jpg</text:p>
          </table:table-cell>
          <table:table-cell table:style-name="ce16" office:value-type="string">
            <text:p>:m music / log / cla / || s.1:f-1,rev,:f-1,rev,:task-2,for=smooth-sequence,picture+,-,60,C,-,R=1 || s.2:f-2,n,genre=tune-of-today,+,-,-,frase,R=2 || s.3:f-2,-,:task-1,for=smooth-sequence:F-A,picture+,-,80,-,-,R=3</text:p>
          </table:table-cell>
          <table:table-cell table:style-name="ce15"/>
          <table:table-cell table:style-name="ce3"/>
          <table:table-cell table:style-name="ce3" office:value-type="string">
            <text:p>N-35-35-28.6 E-139-34-49.32</text:p>
          </table:table-cell>
          <table:table-cell table:style-name="ce32" table:formula="of:=IF([.E8]=&quot;&quot;;[.C8];CONCATENATE([.C8];&quot; / &quot;;[.E8]))" office:value-type="string" office:string-value=":m music / log / cla / || s.1:f-1,rev,:f-1,rev,:task-2,for=smooth-sequence,picture+,-,60,C,-,R=1 || s.2:f-2,n,genre=tune-of-today,+,-,-,frase,R=2 || s.3:f-2,-,:task-1,for=smooth-sequence:F-A,picture+,-,80,-,-,R=3">
            <text:p>:m music / log / cla / || s.1:f-1,rev,:f-1,rev,:task-2,for=smooth-sequence,picture+,-,60,C,-,R=1 || s.2:f-2,n,genre=tune-of-today,+,-,-,frase,R=2 || s.3:f-2,-,:task-1,for=smooth-sequence:F-A,picture+,-,80,-,-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1_16-57-07_000.jpg</text:p>
          </table:table-cell>
          <table:table-cell table:style-name="ce17" office:value-type="string">
            <text:p>:m music / log / gt / memos-eigen / ct-3 tu=DA / p.1 || s.1:position-table,frets=0~5,k.D || s.2:chord-map-1,frets=0~2,k.D || s.3:pt-2,k.A,frets=0~9</text:p>
          </table:table-cell>
          <table:table-cell table:style-name="ce15"/>
          <table:table-cell table:style-name="ce3"/>
          <table:table-cell table:style-name="ce3" office:value-type="string">
            <text:p>N-35-35-28.77 E-139-34-49.43</text:p>
          </table:table-cell>
          <table:table-cell table:style-name="ce32" table:formula="of:=IF([.E9]=&quot;&quot;;[.C9];CONCATENATE([.C9];&quot; / &quot;;[.E9]))" office:value-type="string" office:string-value=":m music / log / gt / memos-eigen / ct-3 tu=DA / p.1 || s.1:position-table,frets=0~5,k.D || s.2:chord-map-1,frets=0~2,k.D || s.3:pt-2,k.A,frets=0~9">
            <text:p>:m music / log / gt / memos-eigen / ct-3 tu=DA / p.1 || s.1:position-table,frets=0~5,k.D || s.2:chord-map-1,frets=0~2,k.D || s.3:pt-2,k.A,frets=0~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1_16-57-19_000.jpg</text:p>
          </table:table-cell>
          <table:table-cell table:style-name="ce17" office:value-type="string">
            <text:p>:m music / log / gt / memos-eigen / ct-3 tu=DA / p.2 || s.1:chord-map,k.D</text:p>
          </table:table-cell>
          <table:table-cell table:style-name="ce15"/>
          <table:table-cell table:style-name="ce3"/>
          <table:table-cell table:style-name="ce3" office:value-type="string">
            <text:p>N-35-35-28.68 E-139-34-49.38</text:p>
          </table:table-cell>
          <table:table-cell table:style-name="ce32" table:formula="of:=IF([.E10]=&quot;&quot;;[.C10];CONCATENATE([.C10];&quot; / &quot;;[.E10]))" office:value-type="string" office:string-value=":m music / log / gt / memos-eigen / ct-3 tu=DA / p.2 || s.1:chord-map,k.D">
            <text:p>:m music / log / gt / memos-eigen / ct-3 tu=DA / p.2 || s.1:chord-map,k.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1_19-04-55_000.jpg</text:p>
          </table:table-cell>
          <table:table-cell table:style-name="ce6" office:value-type="string">
            <text:p>:m music / log / gt / || s.1:fs-1,fs,-,+,-,k.D,fs,R=1 || s.2:task-2,rev,-,-,-,-,-,- || s.3:et-6,rev,patt-30⑥,compi=p.2,-,80,-,-,- || s.4:et-6,patt,patt-30⑦.n,position-table+,+,80,-,-,R=2</text:p>
          </table:table-cell>
          <table:table-cell table:style-name="ce16"/>
          <table:table-cell table:style-name="ce3"/>
          <table:table-cell table:style-name="ce3" office:value-type="string">
            <text:p>N-35-35-28.64 E-139-34-49.6</text:p>
          </table:table-cell>
          <table:table-cell table:style-name="ce32" table:formula="of:=IF([.E11]=&quot;&quot;;[.C11];CONCATENATE([.C11];&quot; / &quot;;[.E11]))" office:value-type="string" office:string-value=":m music / log / gt / || s.1:fs-1,fs,-,+,-,k.D,fs,R=1 || s.2:task-2,rev,-,-,-,-,-,- || s.3:et-6,rev,patt-30⑥,compi=p.2,-,80,-,-,- || s.4:et-6,patt,patt-30⑦.n,position-table+,+,80,-,-,R=2">
            <text:p>:m music / log / gt / || s.1:fs-1,fs,-,+,-,k.D,fs,R=1 || s.2:task-2,rev,-,-,-,-,-,- || s.3:et-6,rev,patt-30⑥,compi=p.2,-,80,-,-,- || s.4:et-6,patt,patt-30⑦.n,position-table+,+,80,-,-,R=2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1_20-42-20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9.01 E-139-34-49.43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2_06-22-1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82 E-139-34-49.11</text:p>
          </table:table-cell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2_06-48-51_000.jpg</text:p>
          </table:table-cell>
          <table:table-cell table:style-name="ce6" office:value-type="string">
            <text:p>:m :i 1*1 / music / clarinet / 曲作り / 各モジュールの名前、命名法；フレーズの構成、方法</text:p>
          </table:table-cell>
          <table:table-cell table:style-name="ce23"/>
          <table:table-cell table:style-name="ce3"/>
          <table:table-cell table:style-name="ce3" office:value-type="string">
            <text:p>N-35-35-28.72 E-139-34-49.54</text:p>
          </table:table-cell>
          <table:table-cell table:style-name="ce32" table:formula="of:=IF([.E14]=&quot;&quot;;[.C14];CONCATENATE([.C14];&quot; / &quot;;[.E14]))" office:value-type="string" office:string-value=":m :i 1*1 / music / clarinet / 曲作り / 各モジュールの名前、命名法；フレーズの構成、方法">
            <text:p>:m :i 1*1 / music / clarinet / 曲作り / 各モジュールの名前、命名法；フレーズの構成、方法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12_07-58-32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77 E-139-34-49.32</text:p>
          </table:table-cell>
          <table:table-cell table:style-name="ce32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4-12_16-56-55.m4a</text:p>
          </table:table-cell>
          <table:table-cell table:style-name="ce6" office:value-type="string">
            <text:p>:VOICE-MEMO / @自室 / 記録 / clarinet / 演奏、play / c-2018-0412-1 / ??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室 / 記録 / clarinet / 演奏、play / c-2018-0412-1 / ??">
            <text:p>:VOICE-MEMO / @自室 / 記録 / clarinet / 演奏、play / c-2018-0412-1 / ??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4-12_16-59-01.m4a</text:p>
          </table:table-cell>
          <table:table-cell table:style-name="ce6" office:value-type="string">
            <text:p>:VOICE-MEMO / @自室 / 記録 / clarinet / 演奏、play / c-2018-0412-2 / ??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記録 / clarinet / 演奏、play / c-2018-0412-2 / ??">
            <text:p>:VOICE-MEMO / @自室 / 記録 / clarinet / 演奏、play / c-2018-0412-2 / ??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4-12_17-00-59.m4a</text:p>
          </table:table-cell>
          <table:table-cell table:style-name="ce6" office:value-type="string">
            <text:p>:VOICE-MEMO / @自室 / 記録 / clarinet / 演奏、play / c-2018-0412-3 / ??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記録 / clarinet / 演奏、play / c-2018-0412-3 / ??">
            <text:p>:VOICE-MEMO / @自室 / 記録 / clarinet / 演奏、play / c-2018-0412-3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4-12_17-04-53.m4a</text:p>
          </table:table-cell>
          <table:table-cell table:style-name="ce6" office:value-type="string">
            <text:p>:VOICE-MEMO / @自室 / 記録 / clarinet / 演奏、play / c-2018-0412-4 / XX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記録 / clarinet / 演奏、play / c-2018-0412-4 / XX">
            <text:p>:VOICE-MEMO / @自室 / 記録 / clarinet / 演奏、play / c-2018-0412-4 / XX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4-12_17-08-02.m4a</text:p>
          </table:table-cell>
          <table:table-cell table:style-name="ce6" office:value-type="string">
            <text:p>:VOICE-MEMO / @自室 / 記録 / clarinet / 演奏、play / c-2018-0412-5 / XX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OICE-MEMO / @自室 / 記録 / clarinet / 演奏、play / c-2018-0412-5 / XX">
            <text:p>:VOICE-MEMO / @自室 / 記録 / clarinet / 演奏、play / c-2018-0412-5 / XX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4-12_17-10-54.m4a</text:p>
          </table:table-cell>
          <table:table-cell table:style-name="ce6" office:value-type="string">
            <text:p>:VOICE-MEMO / @自室 / 記録 / clarinet / 演奏、play / c-2018-0412-6 / XX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OICE-MEMO / @自室 / 記録 / clarinet / 演奏、play / c-2018-0412-6 / XX">
            <text:p>:VOICE-MEMO / @自室 / 記録 / clarinet / 演奏、play / c-2018-0412-6 / XX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4-12_17-13-45.m4a</text:p>
          </table:table-cell>
          <table:table-cell table:style-name="ce6" office:value-type="string">
            <text:p>:VOICE-MEMO / @自室 / 記録 / clarinet / 演奏、play / c-2018-0412-7 / XX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OICE-MEMO / @自室 / 記録 / clarinet / 演奏、play / c-2018-0412-7 / XX">
            <text:p>:VOICE-MEMO / @自室 / 記録 / clarinet / 演奏、play / c-2018-0412-7 / XX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1_16-42-14_000.mov</text:p>
          </table:table-cell>
          <table:table-cell table:style-name="ce6" office:value-type="string">
            <text:p>:VIDEO / @自宅 / メモ / clarinet / 演奏、play / c-2020-0211-1 / f-1,rev,:f-1,rev,:task-2,for=smooth-sequence,picture+,-,60,C,-,R=1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clarinet / 演奏、play / c-2020-0211-1 / f-1,rev,:f-1,rev,:task-2,for=smooth-sequence,picture+,-,60,C,-,R=1">
            <text:p>:VIDEO / @自宅 / メモ / clarinet / 演奏、play / c-2020-0211-1 / f-1,rev,:f-1,rev,:task-2,for=smooth-sequence,picture+,-,60,C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1_16-43-42_000.mov</text:p>
          </table:table-cell>
          <table:table-cell table:style-name="ce6" office:value-type="string">
            <text:p>:VIDEO / @自宅 / メモ / clarinet / 演奏、play / c-2020-0211-2 / f-2,n,genre=tune-of-today,+,-,-,frase,R=2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IDEO / @自宅 / メモ / clarinet / 演奏、play / c-2020-0211-2 / f-2,n,genre=tune-of-today,+,-,-,frase,R=2">
            <text:p>:VIDEO / @自宅 / メモ / clarinet / 演奏、play / c-2020-0211-2 / f-2,n,genre=tune-of-today,+,-,-,frase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1_16-47-35_000.mov</text:p>
          </table:table-cell>
          <table:table-cell table:style-name="ce6" office:value-type="string">
            <text:p>:VIDEO / @自宅 / メモ / clarinet / 演奏、play / c-2020-0211-3 / f-2,-,:task-1,for=smooth-sequence:F-A,picture+,-,80,-,-,R=3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VIDEO / @自宅 / メモ / clarinet / 演奏、play / c-2020-0211-3 / f-2,-,:task-1,for=smooth-sequence:F-A,picture+,-,80,-,-,R=3">
            <text:p>:VIDEO / @自宅 / メモ / clarinet / 演奏、play / c-2020-0211-3 / f-2,-,:task-1,for=smooth-sequence:F-A,picture+,-,80,-,-,R=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1_18-39-41_000.mov</text:p>
          </table:table-cell>
          <table:table-cell table:style-name="ce6" office:value-type="string">
            <text:p>:VIDEO / @自宅 / メモ / guitar,gt / 演奏、play / g-2020-0211-1 / fs-1,fs,-,+,-,k.D,fs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IDEO / @自宅 / メモ / guitar,gt / 演奏、play / g-2020-0211-1 / fs-1,fs,-,+,-,k.D,fs,R=1">
            <text:p>:VIDEO / @自宅 / メモ / guitar,gt / 演奏、play / g-2020-0211-1 / fs-1,fs,-,+,-,k.D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1_18-56-49_000.mov</text:p>
          </table:table-cell>
          <table:table-cell table:style-name="ce6" office:value-type="string">
            <text:p>:VIDEO / @自宅 / メモ / guitar,gt / 演奏、play / g-2020-0211-2 / et-6,patt,patt-30⑦.n,position-table+,+,80,-,-,R=2</text:p>
          </table:table-cell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string" office:string-value=":VIDEO / @自宅 / メモ / guitar,gt / 演奏、play / g-2020-0211-2 / et-6,patt,patt-30⑦.n,position-table+,+,80,-,-,R=2">
            <text:p>:VIDEO / @自宅 / メモ / guitar,gt / 演奏、play / g-2020-0211-2 / et-6,patt,patt-30⑦.n,position-table+,+,80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7">
            <text:p>2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7">
            <text:p>2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7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7];[.B277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7];[.B277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4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8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2020/02/12</text:date>, <text:time>09:1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2T09:17:48.03</dc:date>
    <dc:creator>iwabuchi ken</dc:creator>
    <meta:editing-duration>P17DT10H54M59S</meta:editing-duration>
    <meta:editing-cycles>6899</meta:editing-cycles>
    <meta:document-statistic meta:table-count="1" meta:cell-count="776" meta:object-count="0"/>
  </office:meta>
</office:document-meta>
</file>